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06cb" officeooo:paragraph-rsid="000306cb"/>
    </style:style>
    <style:style style:name="P2" style:family="paragraph" style:parent-style-name="Standard">
      <style:text-properties officeooo:rsid="000306cb" officeooo:paragraph-rsid="00047ad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06cb" officeooo:paragraph-rsid="000306cb" style:font-weight-asian="bold" style:font-weight-complex="bold"/>
    </style:style>
    <style:style style:name="P4" style:family="paragraph" style:parent-style-name="Standard">
      <style:text-properties officeooo:rsid="000857d3" officeooo:paragraph-rsid="000857d3"/>
    </style:style>
    <style:style style:name="P5" style:family="paragraph" style:parent-style-name="Standard">
      <style:text-properties officeooo:rsid="0009e16e" officeooo:paragraph-rsid="0009e16e"/>
    </style:style>
    <style:style style:name="P6" style:family="paragraph" style:parent-style-name="Standard">
      <style:text-properties officeooo:rsid="001119e1" officeooo:paragraph-rsid="001119e1"/>
    </style:style>
    <style:style style:name="P7" style:family="paragraph" style:parent-style-name="Standard">
      <style:text-properties officeooo:rsid="0013c655" officeooo:paragraph-rsid="0013c655"/>
    </style:style>
    <style:style style:name="P8" style:family="paragraph" style:parent-style-name="Standard">
      <style:text-properties officeooo:rsid="0015086c" officeooo:paragraph-rsid="0015086c"/>
    </style:style>
    <style:style style:name="P9" style:family="paragraph" style:parent-style-name="Standard" style:list-style-name="L1">
      <style:text-properties officeooo:rsid="000306cb" officeooo:paragraph-rsid="00047ad5"/>
    </style:style>
    <style:style style:name="P10" style:family="paragraph" style:parent-style-name="Standard" style:list-style-name="L1">
      <style:text-properties officeooo:rsid="00047ad5" officeooo:paragraph-rsid="0004ea98"/>
    </style:style>
    <style:style style:name="P11" style:family="paragraph" style:parent-style-name="Standard" style:list-style-name="L1">
      <style:text-properties officeooo:rsid="0009e16e" officeooo:paragraph-rsid="0009e16e"/>
    </style:style>
    <style:style style:name="P12" style:family="paragraph" style:parent-style-name="Standard" style:list-style-name="L2">
      <style:text-properties officeooo:rsid="0015086c" officeooo:paragraph-rsid="0015086c"/>
    </style:style>
    <style:style style:name="P13" style:family="paragraph" style:parent-style-name="Standard">
      <style:text-properties officeooo:rsid="0015086c" officeooo:paragraph-rsid="0015086c"/>
    </style:style>
    <style:style style:name="P14" style:family="paragraph" style:parent-style-name="Standard">
      <style:text-properties fo:font-weight="bold" officeooo:rsid="000306cb" officeooo:paragraph-rsid="000306cb" style:font-weight-asian="bold" style:font-weight-complex="bold"/>
    </style:style>
    <style:style style:name="P15" style:family="paragraph" style:parent-style-name="Standard">
      <style:text-properties fo:font-weight="bold" officeooo:rsid="0009e16e" officeooo:paragraph-rsid="0009e16e" style:font-weight-asian="bold" style:font-weight-complex="bold"/>
    </style:style>
    <style:style style:name="P16" style:family="paragraph" style:parent-style-name="Standard">
      <style:text-properties fo:font-weight="bold" officeooo:rsid="001119e1" officeooo:paragraph-rsid="001119e1" style:font-weight-asian="bold" style:font-weight-complex="bold"/>
    </style:style>
    <style:style style:name="P17" style:family="paragraph" style:parent-style-name="Standard">
      <style:text-properties fo:font-weight="bold" officeooo:rsid="0013c655" officeooo:paragraph-rsid="0013c655" style:font-weight-asian="bold" style:font-weight-complex="bold"/>
    </style:style>
    <style:style style:name="P18" style:family="paragraph" style:parent-style-name="Standard">
      <style:text-properties fo:font-weight="bold" officeooo:rsid="0019a2f8" officeooo:paragraph-rsid="0019a2f8" style:font-weight-asian="bold" style:font-weight-complex="bold"/>
    </style:style>
    <style:style style:name="P19" style:family="paragraph" style:parent-style-name="Standard">
      <style:text-properties officeooo:rsid="0019a2f8" officeooo:paragraph-rsid="0019a2f8"/>
    </style:style>
    <style:style style:name="T1" style:family="text">
      <style:text-properties officeooo:rsid="00047ad5"/>
    </style:style>
    <style:style style:name="T2" style:family="text">
      <style:text-properties officeooo:rsid="0004ea98"/>
    </style:style>
    <style:style style:name="T3" style:family="text">
      <style:text-properties officeooo:rsid="0015086c"/>
    </style:style>
    <style:style style:name="T4" style:family="text">
      <style:text-properties officeooo:rsid="00184151"/>
    </style:style>
    <style:style style:name="T5" style:family="text">
      <style:text-properties officeooo:rsid="0019a2f8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References and Notes</text:span></text:p>
      <text:p text:style-name="P3"/>
      <text:p text:style-name="P1"/>
      <text:p text:style-name="P4">*CO2-eq refers to CO2-equivalent</text:p>
      <text:p text:style-name="P1"/>
      <text:p text:style-name="P14">Emissions from different modes of transport:</text:p>
      <text:p text:style-name="P1"/>
      <text:p text:style-name="P1"><text:a xlink:type="simple" xlink:href="https://www.bbc.com/news/science-environment-49349566" text:style-name="Internet_20_link" text:visited-style-name="Visited_20_Internet_20_Link">https://www.bbc.com/news/science-environment-49349566</text:a> </text:p>
      <text:p text:style-name="P2">Note<text:span text:style-name="T1">s on the average values used</text:span>: </text:p>
      <text:list xml:id="list1947974356" text:style-name="L1">
        <text:list-item>
          <text:p text:style-name="P9">Car here refers to average diesel car</text:p>
        </text:list-item>
        <text:list-item>
          <text:p text:style-name="P10">Flight figures are for economy class. Those numbers are much higher for business class and first class passengers. <text:span text:style-name="T2">Emissions also vary across different airlines. </text:span></text:p>
        </text:list-item>
        <text:list-item>
          <text:p text:style-name="P11">Calculating the emissions related to rail travel is also dependent on a number of factors such as the type of train and, in the case of electric trains, the electricity mix of the relevant country</text:p>
        </text:list-item>
      </text:list>
      <text:p text:style-name="P5"/>
      <text:p text:style-name="P5">For alternative calculations based on Germany’s energy mix, see:</text:p>
      <text:p text:style-name="P5"/>
      <text:p text:style-name="P5">Umweltbundesamt, ‘Vergleich der durchschnittlichen Emissionen einzelner Verkehrsmittel im Personenverkehr’, Bezugsjahr 2018</text:p>
      <text:p text:style-name="P5"><text:a xlink:type="simple" xlink:href="https://www.umweltbundesamt.de/themen/verkehr-laerm/emissionsdaten#verkehrsmittelvergleich_personenverkehr" text:style-name="Internet_20_link" text:visited-style-name="Visited_20_Internet_20_Link">https://www.umweltbundesamt.de/themen/verkehr-laerm/emissionsdaten#verkehrsmittelvergleich_personenverkehr</text:a> <text:s text:c="2"/></text:p>
      <text:p text:style-name="P15"/>
      <text:p text:style-name="P16">For a list of possible mitigation methods, see:</text:p>
      <text:p text:style-name="P6"/>
      <text:p text:style-name="P6">The Nature Conservancy Carbon Footprint calculator, <text:a xlink:type="simple" xlink:href="https://www.nature.org/en-us/get-involved/how-to-help/carbon-footprint-calculator/" text:style-name="Internet_20_link" text:visited-style-name="Visited_20_Internet_20_Link">https://www.nature.org/en-us/get-involved/how-to-help/carbon-footprint-calculator/</text:a> </text:p>
      <text:p text:style-name="P6"/>
      <text:p text:style-name="P17"><text:span text:style-name="T5">Data</text:span> on tree of<text:span text:style-name="T3">f</text:span>set calculation:</text:p>
      <text:p text:style-name="P7"/>
      <text:p text:style-name="P7"><text:a xlink:type="simple" xlink:href="http://www.carbonify.com/carbon-calculator.htm" text:style-name="Internet_20_link" text:visited-style-name="Visited_20_Internet_20_Link">http://www.carbonify.com/carbon-calculator.htm</text:a> </text:p>
      <text:p text:style-name="P8"/>
      <text:list xml:id="list2179691457" text:style-name="L2">
        <text:list-item>
          <text:p text:style-name="P12"><text:span text:style-name="T5">T</text:span>his model uses an average value of trees’ CO2 offsetting potential, although there is significant variation across types of trees</text:p>
        </text:list-item>
      </text:list>
      <text:p text:style-name="P8"/>
      <text:p text:style-name="P8"/>
      <text:p text:style-name="P18">Data on food-related emissions:</text:p>
      <text:p text:style-name="P18"/>
      <text:p text:style-name="P19"><text:span text:style-name="T6">Poore and Nemecek(2018), referenced in OurWorldinData, </text:span><text:a xlink:type="simple" xlink:href="https://ourworldindata.org/food-choice-vs-eating-local" text:style-name="Internet_20_link" text:visited-style-name="Visited_20_Internet_20_Link">https://ourworldindata.org/food-choice-vs-eating-loca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1:38:42.281169927</meta:creation-date>
    <dc:date>2020-05-24T10:53:43.071167008</dc:date>
    <meta:editing-duration>P1DT2H44M4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63" meta:character-count="1411" meta:non-whitespace-character-count="1261"/>
  </office:meta>
</office:document-meta>
</file>